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5b90" officeooo:paragraph-rsid="000b5b90"/>
    </style:style>
    <style:style style:name="P2" style:family="paragraph" style:parent-style-name="Standard">
      <style:text-properties officeooo:paragraph-rsid="000e0ce1"/>
    </style:style>
    <style:style style:name="P3" style:family="paragraph" style:parent-style-name="Standard">
      <style:text-properties officeooo:paragraph-rsid="00115db0"/>
    </style:style>
    <style:style style:name="P4" style:family="paragraph" style:parent-style-name="Standard">
      <style:text-properties officeooo:rsid="00115db0" officeooo:paragraph-rsid="00115db0"/>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paragraph-properties fo:margin-top="0cm" fo:margin-bottom="0cm" style: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GF2BP2 → Insulin Like Growth Factor 2 MRNA Binding Protein 2 </text:p>
      <text:p text:style-name="Standard"/>
      <text:p text:style-name="Standard"><text:a xlink:type="simple" xlink:href="https://www.genecards.org/cgi-bin/carddisp.pl?gene=IGF2BP2#summaries" text:style-name="Internet_20_link" text:visited-style-name="Visited_20_Internet_20_Link">https://www.genecards.org/cgi-bin/carddisp.pl?gene=IGF2BP2#summaries</text:a></text:p>
      <text:p text:style-name="Standard"/>
      <text:p text:style-name="Standard"/>
      <text:p text:style-name="P1">Util para dps (baixo)</text:p>
      <text:p text:style-name="P1"/>
      <text:list xml:id="list3890244520" text:style-name="L1">
        <text:list-item>
          <text:p text:style-name="P6">HGNC: <text:a xlink:type="simple" xlink:href="https://www.genenames.org/data/gene-symbol-report/#!/hgnc_id/28867" office:target-frame-name="_blank" xlink:show="new" text:style-name="Internet_20_link" text:visited-style-name="Visited_20_Internet_20_Link">28867</text:a> </text:p>
        </text:list-item>
        <text:list-item>
          <text:p text:style-name="P6">NCBI Entrez Gene: <text:a xlink:type="simple" xlink:href="https://www.ncbi.nlm.nih.gov/gene/10644" office:target-frame-name="_blank" xlink:show="new" text:style-name="Internet_20_link" text:visited-style-name="Visited_20_Internet_20_Link">10644</text:a> </text:p>
        </text:list-item>
        <text:list-item>
          <text:p text:style-name="P6">Ensembl: <text:a xlink:type="simple" xlink:href="https://www.ensembl.org/Homo_sapiens/geneview?gene=ENSG00000073792" office:target-frame-name="_blank" xlink:show="new" text:style-name="Internet_20_link" text:visited-style-name="Visited_20_Internet_20_Link">ENSG00000073792</text:a> </text:p>
        </text:list-item>
        <text:list-item>
          <text:p text:style-name="P6">OMIM®: <text:a xlink:type="simple" xlink:href="https://omim.org/entry/608289" office:target-frame-name="_blank" xlink:show="new" text:style-name="Internet_20_link" text:visited-style-name="Visited_20_Internet_20_Link">608289</text:a> </text:p>
        </text:list-item>
        <text:list-item>
          <text:p text:style-name="P5">UniProtKB/Swiss-Prot: <text:a xlink:type="simple" xlink:href="https://www.uniprot.org/uniprot/Q9Y6M1" office:target-frame-name="_blank" xlink:show="new" text:style-name="Internet_20_link" text:visited-style-name="Visited_20_Internet_20_Link">Q9Y6M1</text:a> </text:p>
        </text:list-item>
      </text:list>
      <text:p text:style-name="Text_20_body">This gene encodes a protein that binds the 5' UTR of insulin-like growth factor 2 (IGF2) mRNA and regulates its translation. It plays an important role in metabolism and variation in this gene is associated with susceptibility to diabetes.</text:p>
      <text:p text:style-name="Text_20_body"/>
      <text:p text:style-name="Text_20_body">IGF2BP2 (Insulin Like Growth Factor 2 MRNA Binding Protein 2) is a Protein Coding gene. Diseases associated with IGF2BP2 include <text:a xlink:type="simple" xlink:href="https://www.malacards.org/card/type_2_diabetes_mellitus" office:target-frame-name="_blank" xlink:show="new" text:style-name="Internet_20_link" text:visited-style-name="Visited_20_Internet_20_Link">Type 2 Diabetes Mellitus</text:a> and <text:a xlink:type="simple" xlink:href="https://www.malacards.org/card/testicular_cancer" office:target-frame-name="_blank" xlink:show="new" text:style-name="Internet_20_link" text:visited-style-name="Visited_20_Internet_20_Link">Testicular Cancer</text:a>.</text:p>
      <text:p text:style-name="Text_20_body"/>
      <text:p text:style-name="Text_20_body"/>
      <text:p text:style-name="Text_20_body"/>
      <text:p text:style-name="Standard"><text:a xlink:type="simple" xlink:href="https://www.ncbi.nlm.nih.gov/gene/10644" text:style-name="Internet_20_link" text:visited-style-name="Visited_20_Internet_20_Link">https://www.ncbi.nlm.nih.gov/gene/10644</text:a></text:p>
      <text:p text:style-name="Standard"/>
      <text:p text:style-name="Standard"><text:a xlink:type="simple" xlink:href="https://www.genenames.org/data/gene-symbol-report/#!/hgnc_id/HGNC:28867" text:style-name="Internet_20_link" text:visited-style-name="Visited_20_Internet_20_Link">https://www.genenames.org/data/gene-symbol-report/#!/hgnc_id/HGNC:28867</text:a></text:p>
      <text:p text:style-name="Standard"/>
      <text:p text:style-name="Standard"><text:a xlink:type="simple" xlink:href="https://www.alliancegenome.org/gene/HGNC:28867" text:style-name="Internet_20_link" text:visited-style-name="Visited_20_Internet_20_Link">https://www.alliancegenome.org/gene/HGNC:28867</text:a></text:p>
      <text:p text:style-name="Standard"/>
      <text:p text:style-name="Standard"><text:a xlink:type="simple" xlink:href="https://rgd.mcw.edu/rgdweb/report/gene/main.html?id=1606569" text:style-name="Internet_20_link" text:visited-style-name="Visited_20_Internet_20_Link">https://rgd.mcw.edu/rgdweb/report/gene/main.html?id=1606569</text:a></text:p>
      <text:p text:style-name="Standard"/>
      <text:p text:style-name="Standard"/>
      <text:p text:style-name="Standard"/>
      <text:p text:style-name="Standard"><text:a xlink:type="simple" xlink:href="https://cancerci.biomedcentral.com/articles/10.1186/s12935-021-01799-x" text:style-name="Internet_20_link" text:visited-style-name="Visited_20_Internet_20_Link">https://cancerci.biomedcentral.com/articles/10.1186/s12935-021-01799-x</text:a></text:p>
      <text:p text:style-name="Standard"/>
      <text:p text:style-name="Standard">https://www.uniprot.org/uniprotkb/Q5SF07/entr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https://www.uniprot.org/uniprotkb/Q9Y6M1/entry</text:p>
      <text:p text:style-name="P3"/>
      <text:p text:style-name="P3">RNA-binding factor that recruits target transcripts to cytoplasmic protein-RNA complexes (mRNPs). This transcript 'caging' into mRNPs allows mRNA transport and transient storage. It also modulates the rate and location at which target transcripts encounter the translational apparatus and shields them from endonuclease attacks or microRNA-mediated degradation (By similarity).<text:line-break/>Preferentially binds to N6-methyladenosine (m6A)-containing mRNAs and increases their stability (PubMed:<text:a xlink:type="simple" xlink:href="https://www.uniprot.org/citations/29476152" text:style-name="Internet_20_link" text:visited-style-name="Visited_20_Internet_20_Link">29476152</text:a>).<text:line-break/>Binds to the 5'-UTR of the insulin-like growth factor 2 (IGF2) mRNAs (PubMed:<text:a xlink:type="simple" xlink:href="https://www.uniprot.org/citations/9891060" text:style-name="Internet_20_link" text:visited-style-name="Visited_20_Internet_20_Link">9891060</text:a>).<text:line-break/>Binding is isoform-specific. Binds to beta-actin/ACTB and MYC transcripts. Increases MYC mRNA stability by binding to the coding region instability determinant (CRD) and binding is enhanced by m6A-modification of the CRD (PubMed:<text:a xlink:type="simple" xlink:href="https://www.uniprot.org/citations/29476152" text:style-name="Internet_20_link" text:visited-style-name="Visited_20_Internet_20_Link">29476152</text:a>).</text:p>
      <text:section text:style-name="Sect1" text:name="ab646040-6f37-11ed-a1f8-7f2aca0117f5">
        <text:p text:style-name="Standard"/>
      </text:section>
      <text:section text:style-name="Sect1" text:name="ab646041-6f37-11ed-a1f8-7f2aca0117f5">
        <text:p text:style-name="Standard"/>
      </text:section>
      <text:h text:style-name="Heading_20_3" text:outline-level="3">miscellaneous</text:h>
      <text:p text:style-name="P7">Autoantibodies against IGF2BP2 are detected in sera from some patients with hepatocellular carcinoma.</text:p>
      <text:p text:style-name="Standard"/>
      <text:p text:style-name="Standard"/>
      <text:p text:style-name="Standard"/>
      <text:p text:style-name="P2"/>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22:09:17.466936453</meta:creation-date>
    <meta:generator>LibreOffice/7.3.7.2$Linux_X86_64 LibreOffice_project/30$Build-2</meta:generator>
    <dc:date>2022-11-28T16:22:37.069448192</dc:date>
    <meta:editing-duration>PT42M49S</meta:editing-duration>
    <meta:editing-cycles>4</meta:editing-cycles>
    <meta:document-statistic meta:table-count="0" meta:image-count="0" meta:object-count="0" meta:page-count="2" meta:paragraph-count="20" meta:word-count="224" meta:character-count="1985" meta:non-whitespace-character-count="1780"/>
  </office:meta>
</office:document-meta>
</file>